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83369e" style:parent-style-name="Standard">
      <style:text-properties style:text-underline-style="none"/>
    </style:style>
    <style:style style:family="text" style:name="a6d9cde">
      <style:text-properties style:text-underline-style="none"/>
    </style:style>
    <style:style style:family="paragraph" style:list-style-name="L4" style:name="ab111b3" style:parent-style-name="Standard">
      <style:paragraph-properties/>
      <style:text-properties/>
    </style:style>
    <style:style style:family="text" style:name="a7b91e6">
      <style:text-properties style:text-underline-style="none"/>
    </style:style>
    <style:style style:family="paragraph" style:list-style-name="L4" style:name="a231556" style:parent-style-name="Standard">
      <style:paragraph-properties/>
      <style:text-properties/>
    </style:style>
    <style:style style:family="text" style:name="aa444fe">
      <style:text-properties style:text-underline-style="none"/>
    </style:style>
    <style:style style:family="paragraph" style:list-style-name="L4" style:name="a7c491d" style:parent-style-name="Standard">
      <style:paragraph-properties/>
      <style:text-properties/>
    </style:style>
    <style:style style:family="paragraph" style:name="ab31922" style:parent-style-name="Standard">
      <style:text-properties style:text-underline-style="none"/>
    </style:style>
    <style:style style:family="paragraph" style:list-style-name="L3" style:name="a6a7820" style:parent-style-name="Standard">
      <style:paragraph-properties/>
      <style:text-properties style:text-underline-style="none"/>
    </style:style>
    <style:style style:family="paragraph" style:list-style-name="L3" style:name="a44a81b" style:parent-style-name="Standard">
      <style:paragraph-properties/>
      <style:text-properties style:text-underline-style="none"/>
    </style:style>
    <style:style style:family="paragraph" style:list-style-name="L3" style:name="ad1e5cd" style:parent-style-name="Standard">
      <style:paragraph-properties/>
      <style:text-properties style:text-underline-style="none"/>
    </style:style>
    <style:style style:family="paragraph" style:list-style-name="L2" style:name="aef757b" style:parent-style-name="Standard">
      <style:paragraph-properties/>
    </style:style>
    <style:style style:family="paragraph" style:list-style-name="L2" style:name="a578bfe" style:parent-style-name="Standard">
      <style:paragraph-properties/>
    </style:style>
    <style:style style:family="paragraph" style:list-style-name="L2" style:name="a5c50c8" style:parent-style-name="Standard">
      <style:paragraph-properties/>
    </style:style>
    <style:style style:family="paragraph" style:list-style-name="L2" style:name="ab394ef" style:parent-style-name="Standard">
      <style:paragraph-properties/>
    </style:style>
    <style:style style:family="paragraph" style:list-style-name="L2" style:name="a41b68e" style:parent-style-name="Standard">
      <style:paragraph-properties/>
    </style:style>
    <style:style style:family="paragraph" style:list-style-name="L1" style:name="adb3116" style:parent-style-name="Standard">
      <style:paragraph-properties/>
    </style:style>
    <style:style style:family="paragraph" style:list-style-name="L1" style:name="ab95b89" style:parent-style-name="Standard">
      <style:paragraph-properties fo:margin-left="24.01mm" fo:margin-right="0.0mm" fo:text-indent="-6.35mm"/>
    </style:style>
    <style:style style:family="paragraph" style:list-style-name="L1" style:name="a0601f2" style:parent-style-name="Standard">
      <style:paragraph-properties/>
    </style:style>
    <text:list-style style:name="L4">
      <text:list-level-style-number style:num-format="1" style:num-prefix="(" style:num-suffix=")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1" style:num-prefix="(" style:num-suffix=")" text:display-levels="2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prefix="(" style:num-suffix=")" text:display-levels="3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prefix="(" style:num-suffix=")" text:display-levels="4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prefix="(" style:num-suffix=")" text:display-levels="5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prefix="(" style:num-suffix=")" text:display-levels="6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prefix="(" style:num-suffix=")" text:display-levels="7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prefix="(" style:num-suffix=")" text:display-levels="7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prefix="(" style:num-suffix=")" text:display-levels="7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L3">
      <text:list-level-style-image text:level="1" xlink:actuate="onLoad" xlink:href="Pictures/1000020000000010000000104191C4BD.gif" xlink:show="embed" xlink:type="simple">
        <style:list-level-properties fo:height="3mm" fo:width="3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2">
      <text:list-level-style-bullet text:bullet-char="✗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✗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✗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✗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✗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✗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✗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✗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✗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1">
      <text:list-level-style-number style:num-format="1" style:num-prefix="b" style:num-suffix="a" text:display-levels="1" text:level="1" text:start-value="7">
        <style:list-level-properties text:list-level-position-and-space-mode="label-alignment">
          <style:list-level-label-alignment fo:margin-left="12.7mm" fo:text-indent="-6.35mm" text:label-followed-by="space"/>
        </style:list-level-properties>
      </text:list-level-style-number>
      <text:list-level-style-number style:num-format="1" style:num-prefix="b" style:num-suffix="a" text:display-levels="2" text:level="2" text:start-value="7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3" text:level="3" text:start-value="7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4" text:level="4" text:start-value="7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5" text:level="5" text:start-value="7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6" text:level="6" text:start-value="7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7" text:level="7" text:start-value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8" text:level="8" text:start-value="7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4" text:level="9" text:start-value="7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list text:continue-numbering="true" text:style-name="L1" xml:id="list2505945715557893221">
        <text:list-item>
          <text:p text:style-name="a0601f2">First-followed-by-space</text:p>
        </text:list-item>
      </text:list>
      <text:list text:continue-numbering="true" text:style-name="L1" xml:id="list2505945715557893221">
        <text:list-item>
          <text:p text:style-name="ab95b89">Second</text:p>
        </text:list-item>
      </text:list>
      <text:list text:continue-numbering="true" text:style-name="L1" xml:id="list2505945715557893221">
        <text:list-item>
          <text:list>
            <text:list-item>
              <text:p text:style-name="adb3116">Third</text:p>
            </text:list-item>
          </text:list>
        </text:list-item>
      </text:list>
      <text:list text:continue-numbering="true" text:style-name="L2" xml:id="list6626444102102110991">
        <text:list-header>
          <text:p text:style-name="a41b68e"/>
        </text:list-header>
      </text:list>
      <text:list text:continue-numbering="true" text:style-name="L2" xml:id="list6626444102102110991">
        <text:list-item>
          <text:p text:style-name="ab394ef">Cross-First-followed-by-space</text:p>
        </text:list-item>
      </text:list>
      <text:list text:continue-numbering="true" text:style-name="L2" xml:id="list6626444102102110991">
        <text:list-item>
          <text:p text:style-name="a5c50c8">Cross-Second</text:p>
        </text:list-item>
      </text:list>
      <text:list text:continue-numbering="true" text:style-name="L2" xml:id="list6626444102102110991">
        <text:list-item>
          <text:p text:style-name="a578bfe">Cross-Third</text:p>
        </text:list-item>
      </text:list>
      <text:list text:continue-numbering="true" text:style-name="L2" xml:id="list6626444102102110991">
        <text:list-header>
          <text:p text:style-name="aef757b"/>
        </text:list-header>
      </text:list>
      <text:p text:style-name="Standard"/>
      <text:list text:continue-numbering="true" text:style-name="L3" xml:id="list4610980543945444999">
        <text:list-item>
          <text:p text:style-name="ad1e5cd">Star-First-followed-by-space</text:p>
        </text:list-item>
      </text:list>
      <text:list text:continue-numbering="true" text:style-name="L3" xml:id="list4610980543945444999">
        <text:list-item>
          <text:p text:style-name="a44a81b">Star-Second</text:p>
        </text:list-item>
      </text:list>
      <text:list text:continue-numbering="true" text:style-name="L3" xml:id="list4610980543945444999">
        <text:list-item>
          <text:p text:style-name="a6a7820">Star-Third</text:p>
        </text:list-item>
      </text:list>
      <text:p text:style-name="ab31922"/>
      <text:list text:continue-numbering="true" text:style-name="L4" xml:id="list4053051152566041198">
        <text:list-item>
          <text:p text:style-name="a7c491d"><text:span text:style-name="aa444fe">LabelTest1</text:span></text:p>
        </text:list-item>
      </text:list>
      <text:list text:continue-numbering="true" text:style-name="L4" xml:id="list4053051152566041198">
        <text:list-item>
          <text:list>
            <text:list-item>
              <text:p text:style-name="a231556"><text:span text:style-name="a7b91e6">LabelTest2</text:span></text:p>
            </text:list-item>
          </text:list>
        </text:list-item>
      </text:list>
      <text:list text:continue-numbering="true" text:style-name="L4" xml:id="list4053051152566041198">
        <text:list-item>
          <text:list>
            <text:list-item>
              <text:list>
                <text:list-item>
                  <text:p text:style-name="ab111b3"><text:span text:style-name="a6d9cde">LabelTest3</text:span></text:p>
                </text:list-item>
              </text:list>
            </text:list-item>
          </text:list>
        </text:list-item>
      </text:list>
      <text:p text:style-name="a83369e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3</dc:date>
    <meta:editing-cycles>2</meta:editing-cycles>
    <meta:editing-duration>PT0.011S</meta:editing-duration>
  </office:meta>
</office:document-meta>
</file>